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TestElement.processFileOrScript( BeanShellInterpreter bs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ShellTestElement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testEnded( String ho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ShellTestElemen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ShellTestElement.testStar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ShellTestElement.BeanShell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ShellTestElement.testStarted( String ho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ShellTestElement.isRese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ShellTestElement.threadStar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ShellTestElement.setFil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setParamet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setResetInterprete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hellTestElemen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threadFinish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ShellTestElemen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ShellTestElement.setScrip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TestElement.getBeanShellInterpre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ShellTestElement.testEnd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